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895b1" officeooo:paragraph-rsid="000895b1" style:font-weight-asian="bold" style:font-weight-complex="bold"/>
    </style:style>
    <style:style style:name="P2" style:family="paragraph" style:parent-style-name="Standard">
      <style:paragraph-properties fo:text-align="center" style:justify-single-word="false"/>
      <style:text-properties fo:font-weight="bold" officeooo:rsid="000895b1" officeooo:paragraph-rsid="000895b1" style:font-weight-asian="bold" style:font-weight-complex="bold"/>
    </style:style>
    <style:style style:name="P3" style:family="paragraph" style:parent-style-name="Standard">
      <style:text-properties fo:font-weight="bold" officeooo:rsid="000b6ecc" officeooo:paragraph-rsid="000b6ecc" style:font-weight-asian="bold" style:font-weight-complex="bold"/>
    </style:style>
    <style:style style:name="P4" style:family="paragraph" style:parent-style-name="Standard">
      <style:text-properties fo:font-weight="bold" officeooo:rsid="001df6c8" officeooo:paragraph-rsid="001df6c8" style:font-weight-asian="bold" style:font-weight-complex="bold"/>
    </style:style>
    <style:style style:name="P5" style:family="paragraph" style:parent-style-name="Standard">
      <style:text-properties fo:font-weight="bold" officeooo:rsid="00228d23" officeooo:paragraph-rsid="00228d23" style:font-weight-asian="bold" style:font-weight-complex="bold"/>
    </style:style>
    <style:style style:name="P6" style:family="paragraph" style:parent-style-name="Standard">
      <style:text-properties fo:font-weight="bold" officeooo:rsid="002e11da" officeooo:paragraph-rsid="002e84d8" style:font-weight-asian="bold" style:font-weight-complex="bold"/>
    </style:style>
    <style:style style:name="P7" style:family="paragraph" style:parent-style-name="Standard">
      <style:text-properties fo:font-weight="bold" officeooo:rsid="0032fb0e" officeooo:paragraph-rsid="0032fb0e" style:font-weight-asian="bold" style:font-weight-complex="bold"/>
    </style:style>
    <style:style style:name="P8" style:family="paragraph" style:parent-style-name="Standard">
      <style:text-properties fo:font-weight="bold" officeooo:rsid="0032fb0e" officeooo:paragraph-rsid="0034c9c6" style:font-weight-asian="bold" style:font-weight-complex="bold"/>
    </style:style>
    <style:style style:name="P9" style:family="paragraph" style:parent-style-name="Standard">
      <style:text-properties fo:font-weight="normal" officeooo:rsid="000cb29f" officeooo:paragraph-rsid="000cb29f" style:font-weight-asian="normal" style:font-weight-complex="normal"/>
    </style:style>
    <style:style style:name="P10" style:family="paragraph" style:parent-style-name="Standard">
      <style:text-properties fo:font-weight="normal" officeooo:rsid="000eda6f" officeooo:paragraph-rsid="000eda6f" style:font-weight-asian="normal" style:font-weight-complex="normal"/>
    </style:style>
    <style:style style:name="P11" style:family="paragraph" style:parent-style-name="Standard">
      <style:text-properties fo:font-weight="normal" officeooo:rsid="0011c250" officeooo:paragraph-rsid="0011c250" style:font-weight-asian="normal" style:font-weight-complex="normal"/>
    </style:style>
    <style:style style:name="P12" style:family="paragraph" style:parent-style-name="Standard">
      <style:text-properties fo:font-weight="normal" officeooo:rsid="00172515" officeooo:paragraph-rsid="00172515" style:font-weight-asian="normal" style:font-weight-complex="normal"/>
    </style:style>
    <style:style style:name="P13" style:family="paragraph" style:parent-style-name="Standard">
      <style:text-properties fo:font-weight="normal" officeooo:rsid="0017d348" officeooo:paragraph-rsid="0017d348" style:font-weight-asian="normal" style:font-weight-complex="normal"/>
    </style:style>
    <style:style style:name="P14" style:family="paragraph" style:parent-style-name="Standard">
      <style:text-properties fo:font-weight="normal" officeooo:rsid="00193d0a" officeooo:paragraph-rsid="00193d0a" style:font-weight-asian="normal" style:font-weight-complex="normal"/>
    </style:style>
    <style:style style:name="P15" style:family="paragraph" style:parent-style-name="Standard">
      <style:text-properties fo:font-weight="normal" officeooo:rsid="00193d0a" officeooo:paragraph-rsid="001b09db" style:font-weight-asian="normal" style:font-weight-complex="normal"/>
    </style:style>
    <style:style style:name="P16" style:family="paragraph" style:parent-style-name="Standard">
      <style:text-properties fo:font-weight="normal" officeooo:rsid="00228d23" officeooo:paragraph-rsid="00228d23" style:font-weight-asian="normal" style:font-weight-complex="normal"/>
    </style:style>
    <style:style style:name="P17" style:family="paragraph" style:parent-style-name="Standard">
      <style:text-properties fo:font-weight="normal" officeooo:rsid="00246c5f" officeooo:paragraph-rsid="00246c5f" style:font-weight-asian="normal" style:font-weight-complex="normal"/>
    </style:style>
    <style:style style:name="P18" style:family="paragraph" style:parent-style-name="Standard">
      <style:text-properties fo:font-weight="normal" officeooo:rsid="0027baf9" officeooo:paragraph-rsid="0027baf9" style:font-weight-asian="normal" style:font-weight-complex="normal"/>
    </style:style>
    <style:style style:name="P19" style:family="paragraph" style:parent-style-name="Standard">
      <style:text-properties fo:font-weight="normal" officeooo:rsid="00289d6a" officeooo:paragraph-rsid="00289d6a" style:font-weight-asian="normal" style:font-weight-complex="normal"/>
    </style:style>
    <style:style style:name="P20" style:family="paragraph" style:parent-style-name="Standard">
      <style:text-properties fo:font-weight="normal" officeooo:rsid="002b353d" officeooo:paragraph-rsid="002b353d" style:font-weight-asian="normal" style:font-weight-complex="normal"/>
    </style:style>
    <style:style style:name="P21" style:family="paragraph" style:parent-style-name="Standard">
      <style:text-properties fo:font-weight="normal" officeooo:rsid="002fe199" officeooo:paragraph-rsid="002fe199" style:font-weight-asian="normal" style:font-weight-complex="normal"/>
    </style:style>
    <style:style style:name="P22" style:family="paragraph" style:parent-style-name="Standard">
      <style:text-properties fo:font-weight="normal" officeooo:rsid="003045e8" officeooo:paragraph-rsid="003045e8" style:font-weight-asian="normal" style:font-weight-complex="normal"/>
    </style:style>
    <style:style style:name="P23" style:family="paragraph" style:parent-style-name="Standard">
      <style:text-properties fo:font-weight="normal" officeooo:rsid="0032fb0e" officeooo:paragraph-rsid="0032fb0e" style:font-weight-asian="normal" style:font-weight-complex="normal"/>
    </style:style>
    <style:style style:name="P24" style:family="paragraph" style:parent-style-name="Standard">
      <style:text-properties fo:font-weight="normal" officeooo:rsid="0032fb0e" officeooo:paragraph-rsid="0034c9c6" style:font-weight-asian="normal" style:font-weight-complex="normal"/>
    </style:style>
    <style:style style:name="P25" style:family="paragraph" style:parent-style-name="Standard">
      <style:text-properties fo:font-weight="normal" officeooo:rsid="0035ef48" officeooo:paragraph-rsid="0035ef4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cae8" style:font-weight-asian="normal" style:font-weight-complex="normal"/>
    </style:style>
    <style:style style:name="T3" style:family="text">
      <style:text-properties officeooo:rsid="0009cae8"/>
    </style:style>
    <style:style style:name="T4" style:family="text">
      <style:text-properties officeooo:rsid="000decbe"/>
    </style:style>
    <style:style style:name="T5" style:family="text">
      <style:text-properties officeooo:rsid="0010a294"/>
    </style:style>
    <style:style style:name="T6" style:family="text">
      <style:text-properties officeooo:rsid="001398b9"/>
    </style:style>
    <style:style style:name="T7" style:family="text">
      <style:text-properties officeooo:rsid="00144d8b"/>
    </style:style>
    <style:style style:name="T8" style:family="text">
      <style:text-properties officeooo:rsid="00169ba0"/>
    </style:style>
    <style:style style:name="T9" style:family="text">
      <style:text-properties officeooo:rsid="001b09db"/>
    </style:style>
    <style:style style:name="T10" style:family="text">
      <style:text-properties officeooo:rsid="001ff598"/>
    </style:style>
    <style:style style:name="T11" style:family="text">
      <style:text-properties officeooo:rsid="00213939"/>
    </style:style>
    <style:style style:name="T12" style:family="text">
      <style:text-properties officeooo:rsid="00213af1"/>
    </style:style>
    <style:style style:name="T13" style:family="text">
      <style:text-properties officeooo:rsid="00257e47"/>
    </style:style>
    <style:style style:name="T14" style:family="text">
      <style:text-properties officeooo:rsid="00266b46"/>
    </style:style>
    <style:style style:name="T15" style:family="text">
      <style:text-properties officeooo:rsid="00286b69"/>
    </style:style>
    <style:style style:name="T16" style:family="text">
      <style:text-properties fo:font-weight="bold" style:font-weight-asian="bold" style:font-weight-complex="bold"/>
    </style:style>
    <style:style style:name="T17" style:family="text">
      <style:text-properties fo:font-weight="bold" officeooo:rsid="002bcc21" style:font-weight-asian="bold" style:font-weight-complex="bold"/>
    </style:style>
    <style:style style:name="T18" style:family="text">
      <style:text-properties officeooo:rsid="0034c9c6"/>
    </style:style>
    <style:style style:name="T19" style:family="text">
      <style:text-properties officeooo:rsid="0035e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ry Level Optimization </text:p>
      <text:p text:style-name="P2"/>
      <text:p text:style-name="P2">HIVE JOIN OPTIMIZATION</text:p>
      <text:p text:style-name="P1"/>
      <text:p text:style-name="P1">3 types of optimization</text:p>
      <text:p text:style-name="P1"/>
      <text:p text:style-name="P1">-<text:span text:style-name="T1"> table structure level optimization (partitioning and bucketing)</text:span></text:p>
      <text:p text:style-name="P1"><text:span text:style-name="T1">- query level optimization </text:span><text:span text:style-name="T2">(join optimization)</text:span></text:p>
      <text:p text:style-name="P1"><text:span text:style-name="T1">- simplifying query expression </text:span><text:span text:style-name="T2">(windowing functions)</text:span></text:p>
      <text:p text:style-name="P1"><text:span text:style-name="T2"/></text:p>
      <text:p text:style-name="P1"><text:span text:style-name="T2"/></text:p>
      <text:p text:style-name="P3"><text:span text:style-name="T3">j</text:span>oin optimization:</text:p>
      <text:p text:style-name="P9">number of join columns = no. of map reduce</text:p>
      <text:p text:style-name="P9"/>
      <text:p text:style-name="P9">e.g, if we take joins on one column then we have one map reduce job will be running. <text:span text:style-name="T4">Even if there are 3 tables but join column name is same and one then still it will be one map reduce job because it is join column is one</text:span></text:p>
      <text:p text:style-name="P9"/>
      <text:p text:style-name="P9"/>
      <text:p text:style-name="P10">For faster queries:</text:p>
      <text:p text:style-name="P10"><text:span text:style-name="T5">1) </text:span>try to minimize no. of joins columns if possible because if we minimize the join column then there will be less mapreduce jobs</text:p>
      <text:p text:style-name="P10"/>
      <text:p text:style-name="P11"><text:span text:style-name="T8">2) </text:span>join opt<text:span text:style-name="T6">i</text:span>mization with bucketing and partitioning <text:s/><text:span text:style-name="T19">on join columns</text:span><text:span text:style-name="T7">(because it will only be looking into specific folder and files) so joins will automatically be faster because it will have to scan less data</text:span></text:p>
      <text:p text:style-name="P25"/>
      <text:p text:style-name="P25">3) Converting the joins into map side joins </text:p>
      <text:p text:style-name="P11"/>
      <text:p text:style-name="P12">Note: internally a join is executed as map reduce job.</text:p>
      <text:p text:style-name="P13">How it works behind the scene:</text:p>
      <text:p text:style-name="P13"/>
      <text:p text:style-name="P13">when we take join:</text:p>
      <text:p text:style-name="P13">output from mappers:</text:p>
      <text:p text:style-name="P13"/>
      <text:p text:style-name="P13">key, value_pairs</text:p>
      <text:p text:style-name="P13"/>
      <text:p text:style-name="P13">(join column, all other <text:s/>remaining columns)</text:p>
      <text:p text:style-name="P13"/>
      <text:p text:style-name="P13">table1 (product_id, all other remaining columns)</text:p>
      <text:p text:style-name="P13">table2(id, all other remaining columns)</text:p>
      <text:p text:style-name="P13"/>
      <text:p text:style-name="P14">Now reducer will do this</text:p>
      <text:p text:style-name="P15">(id, all other remaining columns from table1 + all other remaining columns from table2)</text:p>
      <text:p text:style-name="P15"/>
      <text:p text:style-name="P15"/>
      <text:p text:style-name="P15"/>
      <text:p text:style-name="P15"><text:span text:style-name="T9">so map reduce is very complex as reduce takes a lot of time because first data will be shuffled to reduce machine (transfer to reducer machine) so it takes a lot of time</text:span></text:p>
      <text:p text:style-name="P15"/>
      <text:p text:style-name="P4">So it will be better if you use map only join operation <text:span text:style-name="T10">(only map will work no reduce)</text:span></text:p>
      <text:p text:style-name="P15"/>
      <text:p text:style-name="P15"><text:soft-page-break/><text:span text:style-name="T10">Queries can be structured in such way that reduce phase is eliminated. So it will be much better as shuffling </text:span><text:span text:style-name="T12">and sorting is</text:span><text:span text:style-name="T10"> avoided and it will be done parallel </text:span><text:span text:style-name="T11">(as reducer will not have to do anything)</text:span></text:p>
      <text:p text:style-name="P15"/>
      <text:p text:style-name="P15"/>
      <text:p text:style-name="P5">Conditions for map side joins:</text:p>
      <text:p text:style-name="P16">- All tables except one should be small enough to fit in memory.</text:p>
      <text:p text:style-name="P17">e.g one table is small and one is big <text:span text:style-name="T13">(</text:span><text:span text:style-name="T14">only </text:span><text:span text:style-name="T13">one table can be big, </text:span><text:span text:style-name="T14">others should be small</text:span><text:span text:style-name="T13">)</text:span></text:p>
      <text:p text:style-name="P17"/>
      <text:p text:style-name="P18">e.g, left table has 100 rows and right table have 100k rows.</text:p>
      <text:p text:style-name="P18">And suppose we have 4 nodes cluster</text:p>
      <text:p text:style-name="P18"/>
      <text:p text:style-name="P18"/>
      <text:p text:style-name="P18">so left table which is small will be on each nodes but right table will be distributed on each node (with e.g, 25k rows on each node) but small table will be fully as it is on each node. So both will be available on each node (big table on each node with distributed manner plus small table full on each node<text:span text:style-name="T15">(broadcasted)</text:span>)</text:p>
      <text:p text:style-name="P17"/>
      <text:p text:style-name="P19">Mappers run on entire small table and parts of larger tables</text:p>
      <text:p text:style-name="P19"/>
      <text:p text:style-name="P20">I<text:span text:style-name="T16">nner join can be map side joins because here one table is large and other is small and inner join will only be giving you matching rows. </text:span><text:span text:style-name="T17">(as left and right joins will be giving matching + non-matching rows from left (in case of left join) or right (in case of right join) with NULL value from other table (right in case of join or left in case of right join) </text:span></text:p>
      <text:p text:style-name="P11"/>
      <text:p text:style-name="P6">The output from all mappers forms the final output</text:p>
      <text:p text:style-name="P21">so no reducers is required</text:p>
      <text:p text:style-name="P21"/>
      <text:p text:style-name="P22">Yes, when we have left table as small and right one as big then inner join be treated as map side join.</text:p>
      <text:p text:style-name="P22"/>
      <text:p text:style-name="P7">When left table is small:</text:p>
      <text:p text:style-name="P23">- Inner join can be map side join</text:p>
      <text:p text:style-name="P23">- left outer join can not be map side join</text:p>
      <text:p text:style-name="P23">- right outer join can be map side join</text:p>
      <text:p text:style-name="P23">- full outer join cannot be map side join</text:p>
      <text:p text:style-name="P23"/>
      <text:p text:style-name="P8">When <text:span text:style-name="T18">right</text:span> table is small:</text:p>
      <text:p text:style-name="P24">- Inner join can be map side join</text:p>
      <text:p text:style-name="P24">- left outer join can be map side join</text:p>
      <text:p text:style-name="P24">- right outer join can <text:span text:style-name="T18">not</text:span> be map side join</text:p>
      <text:p text:style-name="P24">- full outer join can not be map side jo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12:06:50.619050063</meta:creation-date>
    <dc:date>2022-07-12T13:45:16.537172439</dc:date>
    <meta:editing-duration>PT1H38M7S</meta:editing-duration>
    <meta:editing-cycles>45</meta:editing-cycles>
    <meta:generator>LibreOffice/7.3.4.2$Linux_X86_64 LibreOffice_project/30$Build-2</meta:generator>
    <meta:document-statistic meta:table-count="0" meta:image-count="0" meta:object-count="0" meta:page-count="2" meta:paragraph-count="47" meta:word-count="627" meta:character-count="3315" meta:non-whitespace-character-count="2730"/>
  </office:meta>
</office:document-meta>
</file>